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9.416cm" fo:min-width="11.7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3.416cm" fo:min-width="5.16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bottom" draw:auto-grow-height="false" fo:min-height="0.804cm" fo:min-width="1.36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0.167cm" fo:min-width="0cm" fo:padding-top="0.134cm" fo:padding-bottom="0.134cm" fo:padding-left="0.259cm" fo:padding-right="0.259cm"/>
      <style:paragraph-properties style:writing-mode="lr-tb"/>
    </style:style>
    <style:style style:name="gr5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bottom" draw:auto-grow-height="false" fo:min-height="0.816cm" fo:min-width="1.666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0.132cm" fo:min-width="0cm" fo:padding-top="0.134cm" fo:padding-bottom="0.134cm" fo:padding-left="0.259cm" fo:padding-right="0.259cm"/>
      <style:paragraph-properties style:writing-mode="lr-tb"/>
    </style:style>
    <style:style style:name="gr7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bottom" draw:auto-grow-height="false" fo:min-height="0.816cm" fo:min-width="0.966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bottom" draw:auto-grow-height="false" fo:min-height="0.816cm" fo:min-width="1.866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bottom" draw:auto-grow-height="false" fo:min-height="0.816cm" fo:min-width="0.666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bottom" draw:auto-grow-height="false" fo:min-height="0.816cm" fo:min-width="1.266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draw:stroke="solid" svg:stroke-width="0.035cm" draw:marker-start-width="0.252cm" draw:marker-end-width="0.252cm" draw:fill="none" draw:textarea-horizontal-align="justify" draw:textarea-vertical-align="middle" draw:auto-grow-height="false" fo:min-height="3.04cm" fo:min-width="2.86cm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35cm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margin-top="0cm" fo:margin-bottom="0cm" fo:text-align="center" style:writing-mode="lr-tb"/>
      <style:text-properties fo:font-size="10.5pt" style:font-size-asian="10.5pt" style:font-size-complex="10.5pt"/>
    </style:style>
    <style:style style:name="P5" style:family="paragraph">
      <loext:graphic-properties draw:fill="none"/>
      <style:paragraph-properties fo:margin-top="0cm" fo:margin-bottom="0cm" fo:text-align="center" style:writing-mode="lr-tb"/>
      <style:text-properties fo:font-size="10.5pt" style:font-size-asian="10.5pt" style:font-size-complex="10.5pt"/>
    </style:style>
    <style:style style:name="P6" style:family="paragraph">
      <style:paragraph-properties fo:text-align="center" style:writing-mode="lr-tb"/>
      <style:text-properties fo:font-size="6.5pt" style:font-size-asian="6.5pt" style:font-size-complex="6.5pt"/>
    </style:style>
    <style:style style:name="P7" style:family="paragraph">
      <loext:graphic-properties draw:fill="none"/>
      <style:paragraph-properties fo:text-align="center" style:writing-mode="lr-tb"/>
      <style:text-properties fo:font-size="6.5pt" style:font-size-asian="6.5pt" style:font-size-complex="6.5pt"/>
    </style:style>
    <style:style style:name="P8" style:family="paragraph">
      <style:paragraph-properties fo:text-align="center" style:writing-mode="lr-tb"/>
      <style:text-properties fo:font-size="7.5pt" style:font-size-asian="7.5pt" style:font-size-complex="7.5pt"/>
    </style:style>
    <style:style style:name="P9" style:family="paragraph">
      <loext:graphic-properties draw:fill="none"/>
      <style:paragraph-properties fo:text-align="center" style:writing-mode="lr-tb"/>
      <style:text-properties fo:font-size="7.5pt" style:font-size-asian="7.5pt" style:font-size-complex="7.5pt"/>
    </style:style>
    <style:style style:name="P10" style:family="paragraph">
      <style:paragraph-properties fo:text-align="center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6.5pt" style:font-size-asian="6.5pt" style:font-size-complex="6.5pt"/>
    </style:style>
    <style:style style:name="T3" style:family="text">
      <style:text-properties fo:font-size="7.5pt" style:font-size-asian="7.5pt" style:font-size-complex="7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g>
          <draw:custom-shape draw:style-name="gr1" draw:text-style-name="P1" draw:layer="layout" svg:width="12.3cm" svg:height="9.7cm" svg:x="1.8cm" svg:y="1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7cm" svg:height="3.7cm" svg:x="7.4cm" svg:y="1.7cm">
            <text:p text:style-name="P2">STM32F429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1.9cm" svg:height="1.088cm" svg:x="9.3cm" svg:y="1.809cm">
            <text:p text:style-name="P4"><text:span text:style-name="T1">ST-link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0.335cm" svg:height="0.435cm" svg:x="9.412cm" svg:y="1.918cm">
            <text:p text:style-name="P6"><text:span text:style-name="T2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0.335cm" svg:height="0.435cm" svg:x="9.747cm" svg:y="1.918cm">
            <text:p text:style-name="P6"><text:span text:style-name="T2">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0.336cm" svg:height="0.435cm" svg:x="10.082cm" svg:y="1.918cm">
            <text:p text:style-name="P6"><text:span text:style-name="T2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0.335cm" svg:height="0.435cm" svg:x="10.418cm" svg:y="1.918cm">
            <text:p text:style-name="P6"><text:span text:style-name="T2">4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0.335cm" svg:height="0.435cm" svg:x="10.753cm" svg:y="1.918cm">
            <text:p text:style-name="P6"><text:span text:style-name="T2">5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2.2cm" svg:height="1.1cm" svg:x="2.5cm" svg:y="1.4cm">
            <text:p text:style-name="P4"><text:span text:style-name="T1">TTL232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3cm" svg:height="0.4cm" svg:x="3.1cm" svg:y="1.5cm">
            <text:p text:style-name="P6"><text:span text:style-name="T2">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3cm" svg:height="0.4cm" svg:x="3.4cm" svg:y="1.5cm">
            <text:p text:style-name="P6"><text:span text:style-name="T2">2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3cm" svg:height="0.4cm" svg:x="3.7cm" svg:y="1.5cm">
            <text:p text:style-name="P6"><text:span text:style-name="T2">3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2.2cm" svg:height="1.1cm" svg:x="4.9cm" svg:y="1.4cm">
            <text:p text:style-name="P4"><text:span text:style-name="T1">TTL232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3cm" svg:height="0.4cm" svg:x="5.5cm" svg:y="1.5cm">
            <text:p text:style-name="P6"><text:span text:style-name="T2">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3cm" svg:height="0.4cm" svg:x="5.8cm" svg:y="1.5cm">
            <text:p text:style-name="P6"><text:span text:style-name="T2">2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3cm" svg:height="0.4cm" svg:x="6.1cm" svg:y="1.5cm">
            <text:p text:style-name="P6"><text:span text:style-name="T2">3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2.2cm" svg:height="1.1cm" draw:transform="rotate (1.5707963267949) translate (2.2cm 9.2cm)">
            <text:p text:style-name="P4"><text:span text:style-name="T1">VCC12V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3cm" svg:height="0.4cm" draw:transform="rotate (1.5707963267949) translate (2.251cm 8.349cm)">
            <text:p text:style-name="P6"><text:span text:style-name="T2">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3cm" svg:height="0.4cm" draw:transform="rotate (1.5707963267949) translate (2.249cm 8.048cm)">
            <text:p text:style-name="P6"><text:span text:style-name="T2">2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1.5cm" svg:height="1.1cm" svg:x="2.9cm" svg:y="9.6cm">
            <text:p text:style-name="P4"><text:span text:style-name="T1">PAI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3cm" svg:height="0.4cm" svg:x="3.2cm" svg:y="9.7cm">
            <text:p text:style-name="P6"><text:span text:style-name="T2">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3cm" svg:height="0.4cm" svg:x="3.5cm" svg:y="9.7cm">
            <text:p text:style-name="P6"><text:span text:style-name="T2">2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3cm" svg:height="0.4cm" svg:x="3.8cm" svg:y="9.7cm">
            <text:p text:style-name="P6"><text:span text:style-name="T2">3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2.4cm" svg:height="1.1cm" svg:x="4.8cm" svg:y="9.6cm">
            <text:p text:style-name="P4"><text:span text:style-name="T1">ENC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3cm" svg:height="0.4cm" svg:x="5.1cm" svg:y="9.7cm">
            <text:p text:style-name="P6"><text:span text:style-name="T2">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3cm" svg:height="0.4cm" svg:x="5.4cm" svg:y="9.7cm">
            <text:p text:style-name="P6"><text:span text:style-name="T2">2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3cm" svg:height="0.4cm" svg:x="5.7cm" svg:y="9.7cm">
            <text:p text:style-name="P6"><text:span text:style-name="T2">3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3cm" svg:height="0.4cm" svg:x="6cm" svg:y="9.7cm">
            <text:p text:style-name="P6"><text:span text:style-name="T2">4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3cm" svg:height="0.4cm" svg:x="6.3cm" svg:y="9.7cm">
            <text:p text:style-name="P6"><text:span text:style-name="T2">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3cm" svg:height="0.4cm" svg:x="6.6cm" svg:y="9.7cm">
            <text:p text:style-name="P6"><text:span text:style-name="T2">6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2.4cm" svg:height="1.1cm" svg:x="9.1cm" svg:y="9.6cm">
            <text:p text:style-name="P4"><text:span text:style-name="T1">PNH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3cm" svg:height="0.4cm" svg:x="9.4cm" svg:y="9.7cm">
            <text:p text:style-name="P6"><text:span text:style-name="T2">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3cm" svg:height="0.4cm" svg:x="9.7cm" svg:y="9.7cm">
            <text:p text:style-name="P6"><text:span text:style-name="T2">2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3cm" svg:height="0.4cm" svg:x="10cm" svg:y="9.7cm">
            <text:p text:style-name="P6"><text:span text:style-name="T2">3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3cm" svg:height="0.4cm" svg:x="10.3cm" svg:y="9.7cm">
            <text:p text:style-name="P6"><text:span text:style-name="T2">4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3cm" svg:height="0.4cm" svg:x="10.6cm" svg:y="9.7cm">
            <text:p text:style-name="P6"><text:span text:style-name="T2">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3cm" svg:height="0.4cm" svg:x="10.9cm" svg:y="9.7cm">
            <text:p text:style-name="P6"><text:span text:style-name="T2">6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.2cm" svg:height="1.1cm" svg:x="7.6cm" svg:y="9.6cm">
            <text:p text:style-name="P4"><text:span text:style-name="T1">EN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3cm" svg:height="0.4cm" svg:x="7.9cm" svg:y="9.7cm">
            <text:p text:style-name="P6"><text:span text:style-name="T2">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3cm" svg:height="0.4cm" svg:x="8.2cm" svg:y="9.7cm">
            <text:p text:style-name="P6"><text:span text:style-name="T2">2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2.4cm" svg:height="1.1cm" draw:transform="rotate (1.5707963267949) translate (12.1cm 10.5cm)">
            <text:p text:style-name="P4"><text:span text:style-name="T1">RS422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3cm" svg:height="0.4cm" draw:transform="rotate (1.5707963267949) translate (12.2cm 10.2cm)">
            <text:p text:style-name="P6"><text:span text:style-name="T2">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3cm" svg:height="0.4cm" draw:transform="rotate (1.5707963267949) translate (12.2cm 9.9cm)">
            <text:p text:style-name="P6"><text:span text:style-name="T2">2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3cm" svg:height="0.4cm" draw:transform="rotate (1.5707963267949) translate (12.199cm 9.6cm)">
            <text:p text:style-name="P6"><text:span text:style-name="T2">3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3cm" svg:height="0.4cm" draw:transform="rotate (1.5707963267949) translate (12.201cm 9.3cm)">
            <text:p text:style-name="P6"><text:span text:style-name="T2">4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3cm" svg:height="0.4cm" draw:transform="rotate (1.5707963267949) translate (12.2cm 9cm)">
            <text:p text:style-name="P6"><text:span text:style-name="T2">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3cm" svg:height="0.4cm" draw:transform="rotate (1.5707963267949) translate (12.2cm 8.7cm)">
            <text:p text:style-name="P6"><text:span text:style-name="T2">6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1.8cm" svg:height="1.1cm" draw:transform="rotate (1.5707963267949) translate (12.1cm 7.7cm)">
            <text:p text:style-name="P4"><text:span text:style-name="T1">RS422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3cm" svg:height="0.4cm" draw:transform="rotate (1.5707963267949) translate (12.2cm 7.4cm)">
            <text:p text:style-name="P6"><text:span text:style-name="T2">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3cm" svg:height="0.4cm" draw:transform="rotate (1.5707963267949) translate (12.2cm 7.1cm)">
            <text:p text:style-name="P6"><text:span text:style-name="T2">2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3cm" svg:height="0.4cm" draw:transform="rotate (1.5707963267949) translate (12.199cm 6.8cm)">
            <text:p text:style-name="P6"><text:span text:style-name="T2">3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3cm" svg:height="0.4cm" draw:transform="rotate (1.5707963267949) translate (12.201cm 6.5cm)">
            <text:p text:style-name="P6"><text:span text:style-name="T2">4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4.8cm" svg:height="4.7cm" svg:x="3.6cm" svg:y="13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layout" svg:width="0.4cm" svg:height="0.4cm" svg:x="5.2cm" svg:y="14.1cm">
            <text:p text:style-name="P8"><text:span text:style-name="T3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layout" svg:width="0.4cm" svg:height="0.4cm" svg:x="6.5cm" svg:y="14.1cm">
            <text:p text:style-name="P8"><text:span text:style-name="T3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layout" svg:width="0.4cm" svg:height="0.4cm" svg:x="4.6cm" svg:y="14.9cm">
            <text:p text:style-name="P8"><text:span text:style-name="T3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layout" svg:width="0.4cm" svg:height="0.4cm" svg:x="5.8cm" svg:y="14.9cm">
            <text:p text:style-name="P8"><text:span text:style-name="T3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layout" svg:width="0.4cm" svg:height="0.4cm" svg:x="7.1cm" svg:y="14.9cm">
            <text:p text:style-name="P8"><text:span text:style-name="T3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layout" svg:width="0.4cm" svg:height="0.4cm" svg:x="4cm" svg:y="15.7cm">
            <text:p text:style-name="P8"><text:span text:style-name="T3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layout" svg:width="0.4cm" svg:height="0.4cm" svg:x="5.1cm" svg:y="15.7cm">
            <text:p text:style-name="P8"><text:span text:style-name="T3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layout" svg:width="0.4cm" svg:height="0.4cm" svg:x="6.4cm" svg:y="15.7cm">
            <text:p text:style-name="P8"><text:span text:style-name="T3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layout" svg:width="0.4cm" svg:height="0.4cm" svg:x="7.7cm" svg:y="15.7cm">
            <text:p text:style-name="P8"><text:span text:style-name="T3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layout" svg:width="0.4cm" svg:height="0.4cm" svg:x="4.7cm" svg:y="16.7cm">
            <text:p text:style-name="P8"><text:span text:style-name="T3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layout" svg:width="0.4cm" svg:height="0.4cm" svg:x="5.8cm" svg:y="16.7cm">
            <text:p text:style-name="P8"><text:span text:style-name="T3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layout" svg:width="0.4cm" svg:height="0.4cm" svg:x="7.1cm" svg:y="16.7cm">
            <text:p text:style-name="P8"><text:span text:style-name="T3">1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0" draw:layer="layout" svg:width="0.1cm" svg:height="0.067cm" draw:transform="rotate (2.42269153469333) translate (7.475cm 17.6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05cm" svg:height="0.066cm" draw:transform="rotate (2.42269153469333) translate (7.52cm 17.549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1cm" svg:height="0.067cm" draw:transform="rotate (2.42269153469333) translate (7.567cm 17.501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1cm" svg:height="0.067cm" draw:transform="rotate (0.236841179495631) translate (3.638cm 16.22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05cm" svg:height="0.066cm" draw:transform="rotate (0.23684117949563) translate (3.654cm 16.284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1cm" svg:height="0.067cm" draw:transform="rotate (0.236841179495631) translate (3.67cm 16.349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1cm" svg:height="0.067cm" draw:transform="rotate (0.535816080362259) translate (3.913cm 16.929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05cm" svg:height="0.066cm" draw:transform="rotate (0.535816080362259) translate (3.95cm 16.991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1cm" svg:height="0.067cm" draw:transform="rotate (0.535816080362259) translate (3.98cm 17.042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1cm" svg:height="0.067cm" draw:transform="rotate (2.80474410795489) translate (8.394cm 16.1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05cm" svg:height="0.066cm" draw:transform="rotate (2.80474410795489) translate (8.414cm 16.032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1cm" svg:height="0.067cm" draw:transform="rotate (2.80474410795489) translate (8.435cm 15.969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1cm" svg:height="0.067cm" draw:transform="rotate (-1.53484254420381) translate (6.1cm 13.4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05cm" svg:height="0.066cm" draw:transform="rotate (-1.53484254420381) translate (6.033cm 13.41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1cm" svg:height="0.067cm" draw:transform="rotate (-1.53484254420381) translate (5.967cm 13.413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4.8cm" svg:height="4.7cm" svg:x="3.543cm" svg:y="2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layout" svg:width="0.4cm" svg:height="0.4cm" svg:x="4.6cm" svg:y="20.9cm">
            <text:p text:style-name="P8"><text:span text:style-name="T3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layout" svg:width="0.4cm" svg:height="0.4cm" svg:x="5.4cm" svg:y="20.9cm">
            <text:p text:style-name="P8"><text:span text:style-name="T3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layout" svg:width="0.4cm" svg:height="0.4cm" svg:x="6.2cm" svg:y="20.9cm">
            <text:p text:style-name="P8"><text:span text:style-name="T3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layout" svg:width="0.4cm" svg:height="0.4cm" svg:x="7cm" svg:y="20.9cm">
            <text:p text:style-name="P8"><text:span text:style-name="T3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layout" svg:width="0.4cm" svg:height="0.4cm" svg:x="4.1cm" svg:y="21.6cm">
            <text:p text:style-name="P8"><text:span text:style-name="T3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layout" svg:width="0.4cm" svg:height="0.4cm" svg:x="5cm" svg:y="21.6cm">
            <text:p text:style-name="P8"><text:span text:style-name="T3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layout" svg:width="0.4cm" svg:height="0.4cm" svg:x="5.8cm" svg:y="21.6cm">
            <text:p text:style-name="P8"><text:span text:style-name="T3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layout" svg:width="0.4cm" svg:height="0.4cm" svg:x="6.6cm" svg:y="21.6cm">
            <text:p text:style-name="P8"><text:span text:style-name="T3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layout" svg:width="0.4cm" svg:height="0.4cm" svg:x="7.5cm" svg:y="21.6cm">
            <text:p text:style-name="P8"><text:span text:style-name="T3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layout" svg:width="0.4cm" svg:height="0.4cm" svg:x="7.8cm" svg:y="22.2cm">
            <text:p text:style-name="P8"><text:span text:style-name="T3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0" draw:layer="layout" svg:width="0.1cm" svg:height="0.067cm" draw:transform="rotate (2.42269153469333) translate (7.418cm 24.4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05cm" svg:height="0.066cm" draw:transform="rotate (2.42269153469333) translate (7.463cm 24.349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1cm" svg:height="0.067cm" draw:transform="rotate (2.42269153469333) translate (7.51cm 24.301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1cm" svg:height="0.067cm" draw:transform="rotate (0.236841179495631) translate (3.581cm 23.02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05cm" svg:height="0.066cm" draw:transform="rotate (0.23684117949563) translate (3.597cm 23.084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1cm" svg:height="0.067cm" draw:transform="rotate (0.236841179495631) translate (3.613cm 23.149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1cm" svg:height="0.067cm" draw:transform="rotate (0.535816080362259) translate (3.856cm 23.729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05cm" svg:height="0.066cm" draw:transform="rotate (0.535816080362259) translate (3.893cm 23.791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1cm" svg:height="0.067cm" draw:transform="rotate (0.535816080362259) translate (3.923cm 23.842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1cm" svg:height="0.067cm" draw:transform="rotate (2.80474410795489) translate (8.337cm 22.9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05cm" svg:height="0.066cm" draw:transform="rotate (2.80474410795489) translate (8.357cm 22.832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1cm" svg:height="0.067cm" draw:transform="rotate (2.80474410795489) translate (8.378cm 22.769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1cm" svg:height="0.067cm" draw:transform="rotate (-1.5706217938697) translate (6.002cm 20.203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05cm" svg:height="0.066cm" draw:transform="rotate (-1.5706217938697) translate (5.936cm 20.211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1cm" svg:height="0.067cm" draw:transform="rotate (-1.5706217938697) translate (5.869cm 20.213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0.4cm" svg:height="0.4cm" svg:x="3.7cm" svg:y="22.2cm">
            <text:p text:style-name="P8"><text:span text:style-name="T3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layout" svg:width="0.4cm" svg:height="0.4cm" svg:x="4.6cm" svg:y="22.2cm">
            <text:p text:style-name="P8"><text:span text:style-name="T3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layout" svg:width="0.4cm" svg:height="0.4cm" svg:x="5.4cm" svg:y="22.2cm">
            <text:p text:style-name="P8"><text:span text:style-name="T3">1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layout" svg:width="0.4cm" svg:height="0.4cm" svg:x="6.2cm" svg:y="22.2cm">
            <text:p text:style-name="P8"><text:span text:style-name="T3">1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layout" svg:width="0.4cm" svg:height="0.4cm" svg:x="7.1cm" svg:y="22.2cm">
            <text:p text:style-name="P8"><text:span text:style-name="T3">1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layout" svg:width="0.4cm" svg:height="0.4cm" svg:x="4.1cm" svg:y="22.8cm">
            <text:p text:style-name="P8"><text:span text:style-name="T3">1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layout" svg:width="0.4cm" svg:height="0.4cm" svg:x="5cm" svg:y="22.8cm">
            <text:p text:style-name="P8"><text:span text:style-name="T3">1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layout" svg:width="0.4cm" svg:height="0.4cm" svg:x="5.8cm" svg:y="22.8cm">
            <text:p text:style-name="P8"><text:span text:style-name="T3">1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layout" svg:width="0.4cm" svg:height="0.4cm" svg:x="6.6cm" svg:y="22.8cm">
            <text:p text:style-name="P8"><text:span text:style-name="T3">1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layout" svg:width="0.4cm" svg:height="0.4cm" svg:x="7.5cm" svg:y="22.8cm">
            <text:p text:style-name="P8"><text:span text:style-name="T3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8T09:36:20.369486681</meta:creation-date>
    <dc:date>2021-10-09T10:22:32.144468572</dc:date>
    <meta:editing-duration>PT1H26M52S</meta:editing-duration>
    <meta:editing-cycles>24</meta:editing-cycles>
    <meta:generator>LibreOffice/6.4.7.2$Linux_X86_64 LibreOffice_project/40$Build-2</meta:generator>
    <meta:document-statistic meta:object-count="119"/>
  </office:meta>
</office:document-meta>
</file>